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table:number-columns-repeated="60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8:48:45.1914673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6T18:48:58.630781370</dc:date>
    <meta:editing-cycles>201</meta:editing-cycles>
    <meta:editing-duration>P2DT15H46M11S</meta:editing-duration>
    <meta:generator>LibreOffice/7.2.4.1$NetBSD_X86_64 LibreOffice_project/20$Build-1</meta:generator>
    <meta:document-statistic meta:table-count="1" meta:cell-count="580" meta:object-count="0"/>
    <meta:user-defined meta:name="AppVersion">15.0000</meta:user-defined>
  </office:meta>
</office:document-meta>
</file>